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First_20_Page">
      <style:table-properties style:width="7.2444in" style:page-number="auto" table:align="margins"/>
    </style:style>
    <style:style style:name="Table4.A" style:family="table-column">
      <style:table-column-properties style:column-width="7.2444in" style:rel-column-width="65535*"/>
    </style:style>
    <style:style style:name="Table4.1" style:family="table-row">
      <style:table-row-properties style:min-row-height="1.941in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3*"/>
    </style:style>
    <style:style style:name="Table1.D" style:family="table-column">
      <style:table-column-properties style:column-width="1.8111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2.7542in" style:rel-column-width="24912*"/>
    </style:style>
    <style:style style:name="Table2.B" style:family="table-column">
      <style:table-column-properties style:column-width="1.2653in" style:rel-column-width="11444*"/>
    </style:style>
    <style:style style:name="Table2.C" style:family="table-column">
      <style:table-column-properties style:column-width="0.909in" style:rel-column-width="8225*"/>
    </style:style>
    <style:style style:name="Table2.D" style:family="table-column">
      <style:table-column-properties style:column-width="0.7778in" style:rel-column-width="7034*"/>
    </style:style>
    <style:style style:name="Table2.E" style:family="table-column">
      <style:table-column-properties style:column-width="0.6097in" style:rel-column-width="5515*"/>
    </style:style>
    <style:style style:name="Table2.F" style:family="table-column">
      <style:table-column-properties style:column-width="0.9292in" style:rel-column-width="8405*"/>
    </style:style>
    <style:style style:name="Table2.A1" style:family="table-cell">
      <style:table-cell-properties fo:padding="0.0396in" fo:border-left="none" fo:border-right="none" fo:border-top="none" fo:border-bottom="0.05pt solid #000000"/>
    </style:style>
    <style:style style:name="Table2.A2" style:family="table-cell">
      <style:table-cell-properties fo:padding="0.0396in" fo:border="none"/>
    </style:style>
    <style:style style:name="Table2.3" style:family="table-row">
      <style:table-row-properties style:min-row-height="0.0097in"/>
    </style:style>
    <style:style style:name="Table2.D5" style:family="table-cell">
      <style:table-cell-properties fo:padding="0.0396in" fo:border-left="none" fo:border-right="none" fo:border-top="0.05pt solid #000000" fo:border-bottom="none"/>
    </style:style>
    <style:style style:name="Table3" style:family="table">
      <style:table-properties style:width="5.4201in" table:align="left"/>
    </style:style>
    <style:style style:name="Table3.A" style:family="table-column">
      <style:table-column-properties style:column-width="2.0444in"/>
    </style:style>
    <style:style style:name="Table3.B" style:family="table-column">
      <style:table-column-properties style:column-width="2.1125in"/>
    </style:style>
    <style:style style:name="Table3.C" style:family="table-column">
      <style:table-column-properties style:column-width="1.2632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officeooo:paragraph-rsid="001a17d8" style:font-size-asian="9pt" style:font-size-complex="9pt"/>
    </style:style>
    <style:style style:name="P2" style:family="paragraph" style:parent-style-name="terp_5f_default_5f_8">
      <style:text-properties fo:color="#000000" style:font-name="DejaVu Sans"/>
    </style:style>
    <style:style style:name="P3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officeooo:paragraph-rsid="0033a692" style:font-size-asian="10pt" style:font-size-complex="10pt"/>
    </style:style>
    <style:style style:name="P28" style:family="paragraph" style:parent-style-name="terp_5f_default_5f_9">
      <style:text-properties fo:color="#000000" style:font-name="DejaVu Sans"/>
    </style:style>
    <style:style style:name="P29" style:family="paragraph" style:parent-style-name="terp_5f_default_5f_9">
      <style:text-properties fo:color="#000000" style:font-name="DejaVu Sans" officeooo:rsid="0048ccdf" officeooo:paragraph-rsid="0048ccd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pl" fo:country="PL"/>
    </style:style>
    <style:style style:name="T3" style:family="text">
      <style:text-properties officeooo:rsid="0046e0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office:value-type="string">
            <text:p text:style-name="P1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text:span text:style-name="T3">asdas</text:span></text:p>
          </table:table-cell>
        </table:table-row>
      </table:table>
      <text:p text:style-name="P8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6"><text:text-input text:description="&lt;o.client_order_ref&gt;">o.client_order_ref</text:text-input></text:p>
          </table:table-cell>
          <table:table-cell table:style-name="Table1.C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2"/>
      <text:p text:style-name="P14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span text:style-name="T2"><text:text-input text:description="&lt;&quot;%.2f&quot; % round(line.product_uos_qty or line.product_uom_qty,2)&gt;">&lt;line.product_uos_qty or line.product_uom_qty&gt;</text:text-input></text:span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5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5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5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5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2"/>
      <text:p text:style-name="P2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2"/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4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officeooo:paragraph-rsid="0033a692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  <style:header-first>
        <text:p text:style-name="MP1"><text:placeholder text:placeholder-type="text">&lt;setLang(o.partner_id.lang)&gt;</text:placeholder></text:p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8-31T10:54:44</meta:creation-date>
    <dc:date>2015-09-23T23:56:02.108734784</dc:date>
    <meta:editing-cycles>1158</meta:editing-cycles>
    <meta:editing-duration>P2DT16H40S</meta:editing-duration>
    <meta:document-statistic meta:table-count="4" meta:image-count="0" meta:object-count="0" meta:page-count="2" meta:paragraph-count="46" meta:word-count="374" meta:character-count="2051" meta:non-whitespace-character-count="1941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